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6b47c"/>
    </style:style>
    <style:style style:name="P2" style:family="paragraph" style:parent-style-name="Text_20_body">
      <style:text-properties officeooo:rsid="0016b47c" officeooo:paragraph-rsid="0016b47c"/>
    </style:style>
    <style:style style:name="P3" style:family="paragraph" style:parent-style-name="Text_20_body">
      <style:paragraph-properties fo:text-align="center" style:justify-single-word="false"/>
      <style:text-properties officeooo:rsid="0016b47c" officeooo:paragraph-rsid="0016b47c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officeooo:paragraph-rsid="0016b47c"/>
    </style:style>
    <style:style style:name="P6" style:family="paragraph" style:parent-style-name="Text_20_body">
      <style:text-properties fo:color="#81d41a"/>
    </style:style>
    <style:style style:name="P7" style:family="paragraph" style:parent-style-name="Text_20_body">
      <style:text-properties fo:color="#069a2e"/>
    </style:style>
    <style:style style:name="P8" style:family="paragraph" style:parent-style-name="Text_20_body" style:list-style-name="L1">
      <loext:graphic-properties draw:fill="solid" draw:fill-color="#fcfcfc" draw:opacity="100%"/>
      <style:paragraph-properties fo:margin-top="0in" fo:margin-bottom="0in" loext:contextual-spacing="false" fo:line-height="156%" fo:text-align="justify" style:justify-single-word="false" fo:background-color="#fcfcfc" style:writing-mode="lr-tb"/>
      <style:text-properties fo:font-variant="normal" fo:text-transform="none" fo:color="#404040" style:text-line-through-style="none" style:text-line-through-type="none" style:font-name="Arial" fo:font-size="12pt" fo:font-style="normal" style:text-underline-style="none" fo:font-weight="normal" style:text-blinking="false" fo:background-color="#fcfcfc"/>
    </style:style>
    <style:style style:name="P9" style:family="paragraph" style:parent-style-name="Text_20_body" style:list-style-name="L2">
      <loext:graphic-properties draw:fill="solid" draw:fill-color="#fcfcfc" draw:opacity="100%"/>
      <style:paragraph-properties fo:margin-top="0in" fo:margin-bottom="0in" loext:contextual-spacing="false" fo:line-height="156%" fo:text-align="justify" style:justify-single-word="false" fo:background-color="#fcfcfc" style:writing-mode="lr-tb"/>
      <style:text-properties fo:font-variant="normal" fo:text-transform="none" fo:color="#404040" style:text-line-through-style="none" style:text-line-through-type="none" style:font-name="Arial" fo:font-size="12pt" fo:font-style="normal" style:text-underline-style="none" fo:font-weight="normal" style:text-blinking="false" fo:background-color="#fcfcfc"/>
    </style:style>
    <style:style style:name="P10" style:family="paragraph" style:parent-style-name="Text_20_body" style:list-style-name="L1">
      <loext:graphic-properties draw:fill="solid" draw:fill-color="#fcfcfc" draw:opacity="100%"/>
      <style:paragraph-properties fo:margin-top="0in" fo:margin-bottom="0in" loext:contextual-spacing="false" fo:line-height="156%" fo:text-align="justify" style:justify-single-word="false" fo:background-color="#fcfcfc" style:writing-mode="lr-tb"/>
    </style:style>
    <style:style style:name="P11" style:family="paragraph" style:parent-style-name="Text_20_body" style:list-style-name="L2">
      <loext:graphic-properties draw:fill="solid" draw:fill-color="#fcfcfc" draw:opacity="100%"/>
      <style:paragraph-properties fo:margin-top="0in" fo:margin-bottom="0in" loext:contextual-spacing="false" fo:line-height="156%" fo:text-align="justify" style:justify-single-word="false" fo:background-color="#fcfcfc" style:writing-mode="lr-tb"/>
    </style:style>
    <style:style style:name="P12" style:family="paragraph" style:parent-style-name="Title">
      <style:text-properties fo:color="#00a933"/>
    </style:style>
    <style:style style:name="P13" style:family="paragraph" style:parent-style-name="Heading_20_2">
      <style:text-properties fo:color="#706e0c"/>
    </style:style>
    <style:style style:name="P14" style:family="paragraph" style:parent-style-name="Heading_20_2">
      <style:text-properties fo:color="#706e0c" fo:font-size="16pt" style:font-size-asian="16pt" style:font-size-complex="16pt"/>
    </style:style>
    <style:style style:name="P15" style:family="paragraph" style:parent-style-name="Heading_20_2">
      <style:paragraph-properties fo:text-align="center" style:justify-single-word="false"/>
      <style:text-properties fo:color="#706e0c"/>
    </style:style>
    <style:style style:name="T1" style:family="text">
      <style:text-properties officeooo:rsid="0016b47c"/>
    </style:style>
    <style:style style:name="T2" style:family="text">
      <style:text-properties officeooo:rsid="0016bb08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222222" style:text-line-through-style="none" style:text-line-through-type="none" style:font-name="Arial" fo:font-size="12pt" fo:font-style="normal" style:text-underline-style="none" fo:font-weight="normal" style:text-blinking="false" fo:background-color="#ffffff" loext:char-shading-value="0"/>
    </style:style>
    <style:style style:name="T5" style:family="text">
      <style:text-properties fo:font-variant="normal" fo:text-transform="none" fo:color="#404040" style:text-line-through-style="none" style:text-line-through-type="none" style:font-name="Arial" fo:font-size="12pt" fo:font-style="normal" style:text-underline-style="none" fo:font-weight="normal" style:text-blinking="false" fo:background-color="#fcfcfc" loext:char-shading-value="0"/>
    </style:style>
    <style:style style:name="T6" style:family="text">
      <style:text-properties fo:color="#069a2e"/>
    </style:style>
    <style:style style:name="T7" style:family="text">
      <style:text-properties fo:color="#069a2e" officeooo:rsid="0016b47c"/>
    </style:style>
    <style:style style:name="T8" style:family="text">
      <style:text-properties style:text-position="super 58%"/>
    </style:style>
    <style:style style:name="T9" style:family="text">
      <style:text-properties style:text-position="sub 58%"/>
    </style:style>
    <style:style style:name="T10" style:family="text">
      <style:text-properties style:text-position="0% 100%"/>
    </style:style>
    <style:style style:name="T11" style:family="text">
      <style:text-properties style:text-position="0% 100%" fo:font-weight="bold" style:font-weight-asian="bold" style:font-weight-complex="bold"/>
    </style:style>
    <style:style style:name="T12" style:family="text">
      <style:text-properties style:text-position="0% 100%" fo:font-weight="normal" style:font-weight-asian="normal" style:font-weight-complex="normal"/>
    </style:style>
    <style:style style:name="T13" style:family="text"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color="#b47804"/>
    </style:style>
    <style:style style:name="T15" style:family="text">
      <style:text-properties fo:color="#b47804" style:text-position="0% 100%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b47804" style:text-position="0% 100%" fo:font-size="16pt" fo:font-weight="normal" style:font-size-asian="16pt" style:font-weight-asian="normal" style:font-size-complex="16pt" style:font-weight-complex="normal"/>
    </style:style>
    <style:style style:name="T17" style:family="text">
      <style:text-properties fo:color="#b47804" style:text-position="0% 100%" fo:font-size="18pt" fo:font-weight="normal" style:font-size-asian="18pt" style:font-weight-asian="normal" style:font-size-complex="18pt" style:font-weight-complex="normal"/>
    </style:style>
    <style:style style:name="T18" style:family="text">
      <style:text-properties fo:color="#b47804" fo:font-size="16pt" style:font-size-asian="16pt" style:font-size-complex="16pt"/>
    </style:style>
    <style:style style:name="T19" style:family="text">
      <style:text-properties fo:color="#b47804" fo:font-size="16pt" fo:font-weight="normal" style:font-size-asian="16pt" style:font-weight-asian="normal" style:font-size-complex="16pt" style:font-weight-complex="normal"/>
    </style:style>
    <style:style style:name="T20" style:family="text">
      <style:text-properties fo:color="#b47804" fo:font-size="18pt" fo:font-weight="normal" style:font-size-asian="18pt" style:font-weight-asian="normal" style:font-size-complex="18pt" style:font-weight-complex="normal"/>
    </style:style>
    <style:style style:name="T21" style:family="text">
      <style:text-properties fo:color="#b47804" fo:font-size="18pt" style:font-size-asian="18pt" style:font-size-complex="18pt"/>
    </style:style>
    <style:style style:name="T22" style:family="text">
      <style:text-properties fo:color="#b47804" fo:font-size="18pt" officeooo:rsid="0016bb08" style:font-size-asian="18pt" style:font-size-complex="18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18pt" officeooo:rsid="0016bb08" style:font-size-asian="18pt" style:font-size-complex="18pt"/>
    </style:style>
    <text:list-style style:name="L1">
      <text:list-level-style-bullet text:level="1" text:style-name="Bullet_20_Symbols" style:num-suffix="." text:bullet-char="•">
        <style:list-level-properties text:space-before="1.2945in" text:min-label-width="0.1965in"/>
      </text:list-level-style-bullet>
      <text:list-level-style-bullet text:level="2" text:style-name="Bullet_20_Symbols" style:num-suffix="." text:bullet-char="•">
        <style:list-level-properties text:space-before="1.7854in" text:min-label-width="0.1965in"/>
      </text:list-level-style-bullet>
      <text:list-level-style-bullet text:level="3" text:style-name="Bullet_20_Symbols" style:num-suffix="." text:bullet-char="•">
        <style:list-level-properties text:space-before="2.2764in" text:min-label-width="0.1965in"/>
      </text:list-level-style-bullet>
      <text:list-level-style-bullet text:level="4" text:style-name="Bullet_20_Symbols" style:num-suffix="." text:bullet-char="•">
        <style:list-level-properties text:space-before="2.7673in" text:min-label-width="0.1965in"/>
      </text:list-level-style-bullet>
      <text:list-level-style-bullet text:level="5" text:style-name="Bullet_20_Symbols" style:num-suffix="." text:bullet-char="•">
        <style:list-level-properties text:space-before="3.2583in" text:min-label-width="0.1965in"/>
      </text:list-level-style-bullet>
      <text:list-level-style-bullet text:level="6" text:style-name="Bullet_20_Symbols" style:num-suffix="." text:bullet-char="•">
        <style:list-level-properties text:space-before="3.7492in" text:min-label-width="0.1965in"/>
      </text:list-level-style-bullet>
      <text:list-level-style-bullet text:level="7" text:style-name="Bullet_20_Symbols" style:num-suffix="." text:bullet-char="•">
        <style:list-level-properties text:space-before="4.2402in" text:min-label-width="0.1965in"/>
      </text:list-level-style-bullet>
      <text:list-level-style-bullet text:level="8" text:style-name="Bullet_20_Symbols" style:num-suffix="." text:bullet-char="•">
        <style:list-level-properties text:space-before="4.7315in" text:min-label-width="0.1965in"/>
      </text:list-level-style-bullet>
      <text:list-level-style-bullet text:level="9" text:style-name="Bullet_20_Symbols" style:num-suffix="." text:bullet-char="•">
        <style:list-level-properties text:space-before="5.2224in" text:min-label-width="0.1965in"/>
      </text:list-level-style-bullet>
      <text:list-level-style-bullet text:level="10" text:style-name="Bullet_20_Symbols" style:num-suffix="." text:bullet-char="•">
        <style:list-level-properties text:space-before="5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945in" text:min-label-width="0.1965in"/>
      </text:list-level-style-bullet>
      <text:list-level-style-bullet text:level="2" text:style-name="Bullet_20_Symbols" style:num-suffix="." text:bullet-char="•">
        <style:list-level-properties text:space-before="1.7854in" text:min-label-width="0.1965in"/>
      </text:list-level-style-bullet>
      <text:list-level-style-bullet text:level="3" text:style-name="Bullet_20_Symbols" style:num-suffix="." text:bullet-char="•">
        <style:list-level-properties text:space-before="2.2764in" text:min-label-width="0.1965in"/>
      </text:list-level-style-bullet>
      <text:list-level-style-bullet text:level="4" text:style-name="Bullet_20_Symbols" style:num-suffix="." text:bullet-char="•">
        <style:list-level-properties text:space-before="2.7673in" text:min-label-width="0.1965in"/>
      </text:list-level-style-bullet>
      <text:list-level-style-bullet text:level="5" text:style-name="Bullet_20_Symbols" style:num-suffix="." text:bullet-char="•">
        <style:list-level-properties text:space-before="3.2583in" text:min-label-width="0.1965in"/>
      </text:list-level-style-bullet>
      <text:list-level-style-bullet text:level="6" text:style-name="Bullet_20_Symbols" style:num-suffix="." text:bullet-char="•">
        <style:list-level-properties text:space-before="3.7492in" text:min-label-width="0.1965in"/>
      </text:list-level-style-bullet>
      <text:list-level-style-bullet text:level="7" text:style-name="Bullet_20_Symbols" style:num-suffix="." text:bullet-char="•">
        <style:list-level-properties text:space-before="4.2402in" text:min-label-width="0.1965in"/>
      </text:list-level-style-bullet>
      <text:list-level-style-bullet text:level="8" text:style-name="Bullet_20_Symbols" style:num-suffix="." text:bullet-char="•">
        <style:list-level-properties text:space-before="4.7315in" text:min-label-width="0.1965in"/>
      </text:list-level-style-bullet>
      <text:list-level-style-bullet text:level="9" text:style-name="Bullet_20_Symbols" style:num-suffix="." text:bullet-char="•">
        <style:list-level-properties text:space-before="5.2224in" text:min-label-width="0.1965in"/>
      </text:list-level-style-bullet>
      <text:list-level-style-bullet text:level="10" text:style-name="Bullet_20_Symbols" style:num-suffix="." text:bullet-char="•">
        <style:list-level-properties text:space-before="5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roject Proposal Document</text:p>
      <text:p text:style-name="Text_20_body"/>
      <text:p text:style-name="P6"/>
      <text:h text:style-name="P15" text:outline-level="2">Project Partner Details</text:h>
      <text:p text:style-name="P7"/>
      <text:p text:style-name="P4"><text:span text:style-name="T1">1. Golam Mourshed Antor<text:tab/><text:tab/>Roll: 51</text:span></text:p>
      <text:p text:style-name="P3">2. Sree Sowmik Kumar Sarker<text:tab/>Roll:54</text:p>
      <text:p text:style-name="P2"/>
      <text:h text:style-name="P15" text:outline-level="2">Project Proposal Details</text:h>
      <text:p text:style-name="P4"/>
      <text:h text:style-name="Heading_20_1" text:outline-level="1"><text:span text:style-name="T1">1.<text:tab/><text:tab/><text:tab/></text:span><text:span text:style-name="T7">A Website Like </text:span><text:span text:style-name="T6">Stack Overflow</text:span></text:h>
      <text:p text:style-name="Text_20_body"/>
      <text:h text:style-name="P14" text:outline-level="2">2. Statement of the Project(Product)</text:h>
      <text:p text:style-name="Text_20_body"><text:tab/><text:span text:style-name="T17">2.1 Detail statement of the project product</text:span></text:p>
      <text:p text:style-name="Text_20_body"><text:tab/><text:tab/></text:p>
      <text:p text:style-name="Text_20_body"><text:tab/><text:tab/><text:bookmark text:name="docs-internal-guid-3cacf66c-7fff-9c61-576c-b951ad75fa2e"/><text:span text:style-name="T3">3D Graph Plotter will be used to draw 3D graphs of functions, implicit functions, <text:tab/><text:tab/><text:tab/>parametric equations and vector valued functions. </text:span><text:tab/></text:p>
      <text:p text:style-name="Text_20_body"><text:tab/><text:span text:style-name="T20">2.2 Motivation</text:span></text:p>
      <text:p text:style-name="P2"/>
      <text:p text:style-name="P5"><text:span text:style-name="T1"><text:tab/><text:tab/></text:span><text:bookmark text:name="docs-internal-guid-bf8ab3b7-7fff-fedd-5be9-c9bffde188b5"/><text:span text:style-name="T3">From our personal experience, most of the time it is hard to visualize the graph of a <text:tab/><text:tab/>function in 3D space. Most of the time we take help from this kind of app or <text:tab/><text:tab/><text:tab/>software. So we thought to take an initiative to make such a software ourselves.</text:span></text:p>
      <text:p text:style-name="Text_20_body"/>
      <text:p text:style-name="Text_20_body"><text:tab/><text:span text:style-name="T21">2.3 Goals</text:span></text:p>
      <text:p text:style-name="P2"/>
      <text:p text:style-name="P5"><text:span text:style-name="T1"><text:tab/><text:tab/></text:span><text:bookmark text:name="docs-internal-guid-9d005aa5-7fff-510a-9db2-26b59c0b7e11"/><text:span text:style-name="T3">To help the students and teachers to have a better understanding of 3D graphs.</text:span></text:p>
      <text:p text:style-name="P5"><text:span text:style-name="T3"/></text:p>
      <text:p text:style-name="Text_20_body"><text:soft-page-break/><text:span text:style-name="T21">2.4 Skill baseline (skill essential and skill have: how we will overcome deficiency)</text:span></text:p>
      <text:p text:style-name="Text_20_body"><text:tab/><text:bookmark text:name="docs-internal-guid-2f08f8c0-7fff-9829-4800-e434b459b319"/><text:span text:style-name="T3">Some mathematical knowledge is required to implement. Also python , java, css, html and <text:tab/>javascript are required. </text:span></text:p>
      <text:p text:style-name="Text_20_body"/>
      <text:h text:style-name="P13" text:outline-level="2">3. Background to the Project (Product)</text:h>
      <text:p text:style-name="Text_20_body"/>
      <text:p text:style-name="Text_20_body"><text:s/><text:tab/><text:span text:style-name="T21">3.1 Commercial Background</text:span></text:p>
      <text:p text:style-name="P2"/>
      <text:p text:style-name="P5"><text:span text:style-name="T1"><text:tab/><text:tab/></text:span><text:bookmark text:name="docs-internal-guid-b63373c7-7fff-d33f-fd4f-56ccaae5d11f"/><text:span text:style-name="T3">This product will be used in educational institutions.</text:span></text:p>
      <text:p text:style-name="Text_20_body"><text:s/><text:tab/><text:span text:style-name="T21">3.2 Scientific Background</text:span></text:p>
      <text:p text:style-name="P2"/>
      <text:p text:style-name="P5"><text:span text:style-name="T1"><text:tab/><text:tab/></text:span><text:bookmark text:name="docs-internal-guid-6dda6e78-7fff-047c-ccbc-ef8b7ff0f685"/><text:span text:style-name="T3">This product will be used for mathematical graph plotting. So, physicist , <text:tab/><text:tab/><text:tab/><text:tab/>mathematician will use it for them.</text:span></text:p>
      <text:p text:style-name="Text_20_body"><text:s/><text:tab/><text:span text:style-name="T21">3.3 Technical Background</text:span></text:p>
      <text:p text:style-name="Text_20_body"/>
      <text:p text:style-name="Text_20_body"/>
      <text:h text:style-name="P13" text:outline-level="2">4. <text:s/>Project (Product) description</text:h>
      <text:p text:style-name="Text_20_body"><text:s/><text:tab/><text:span text:style-name="T21">4.1 Product perspective</text:span></text:p>
      <text:p text:style-name="P2"/>
      <text:p text:style-name="P5"><text:span text:style-name="T1"><text:tab/><text:tab/></text:span><text:bookmark text:name="docs-internal-guid-a8819cca-7fff-91c7-31b9-fdb8c979346d"/><text:span text:style-name="T4">The product is supposed to be an open source.</text:span><text:span text:style-name="T5">The following are the main <text:tab/><text:tab/>features that are included in  3D graph plotter:</text:span></text:p>
      <text:list xml:id="list2990790198" text:style-name="L1">
        <text:list-item>
          <text:p text:style-name="P10"><text:span text:style-name="T5">Users will be able to input function (implicit or explicit) .</text:span></text:p>
        </text:list-item>
        <text:list-item>
          <text:p text:style-name="P8">Users can set different color for graphs of different functions.</text:p>
        </text:list-item>
        <text:list-item>
          <text:p text:style-name="P8">Users can get the intersection points of two or more graphs.</text:p>
        </text:list-item>
        <text:list-item>
          <text:p text:style-name="P8">Users can input parametric functions or vector valued functions.</text:p>
        </text:list-item>
      </text:list>
      <text:p text:style-name="P2"/>
      <text:p text:style-name="Text_20_body"><text:s/><text:tab/><text:span text:style-name="T21">4.2 General capabilities</text:span></text:p>
      <text:p text:style-name="Text_20_body"/>
      <text:p text:style-name="P5"><text:soft-page-break/><text:span text:style-name="T1"><text:tab/><text:tab/></text:span><text:bookmark text:name="docs-internal-guid-9a9fd2ac-7fff-03ac-3e42-6de053ee90b2"/><text:span text:style-name="T5">The product will be capable to draw graphs of functions that the users will <text:tab/><text:tab/>provide. </text:span></text:p>
      <text:p text:style-name="Text_20_body"><text:s/><text:tab/><text:span text:style-name="T21">4.3 General constraint</text:span></text:p>
      <text:p text:style-name="P2"/>
      <text:p text:style-name="P5"><text:span text:style-name="T1"><text:tab/><text:tab/></text:span><text:bookmark text:name="docs-internal-guid-3aa1a27b-7fff-4736-f6a5-f7757bceeb1d"/><text:span text:style-name="T3">User have to set a specific range. The graph will be plotted within the range.</text:span></text:p>
      <text:p text:style-name="Text_20_body"><text:s/><text:tab/><text:span text:style-name="T21">4.4 User Characteristics</text:span></text:p>
      <text:p text:style-name="P2"/>
      <text:p text:style-name="P5"><text:span text:style-name="T1"><text:tab/><text:tab/></text:span><text:bookmark text:name="docs-internal-guid-d9ec0170-7fff-7487-87e6-500e87bb141c"/><text:span text:style-name="T3">Teachers , students ,researchers are the users of the product.</text:span></text:p>
      <text:p text:style-name="Text_20_body"><text:s/><text:tab/><text:span text:style-name="T21">4.5 Operational Environment</text:span></text:p>
      <text:p text:style-name="Text_20_body"/>
      <text:p text:style-name="Text_20_body"><text:tab/><text:tab/><text:bookmark text:name="docs-internal-guid-a8f49b33-7fff-e569-47ea-2166bbf8504d"/><text:span text:style-name="T3">The software will be built on desktop environment (windows).</text:span></text:p>
      <text:h text:style-name="P13" text:outline-level="2">5. Project(Product) Specific Requirement</text:h>
      <text:p text:style-name="Text_20_body"><text:s/><text:tab/><text:span text:style-name="T21">5.1 </text:span><text:span text:style-name="T22">Capability requirement</text:span></text:p>
      <text:p text:style-name="P2"/>
      <text:p text:style-name="P5"><text:span text:style-name="T1"><text:tab/><text:tab/></text:span><text:bookmark text:name="docs-internal-guid-8df3655e-7fff-12ce-8b5a-9234cde35e20"/><text:span text:style-name="T3">The product must be capable of plotting 3D graph of functions that will be provided <text:tab/><text:tab/>by users.</text:span></text:p>
      <text:p text:style-name="Text_20_body"><text:s/><text:tab/><text:span text:style-name="T21">5.2 Constraint requirement</text:span></text:p>
      <text:p text:style-name="Text_20_body"/>
      <text:p text:style-name="Text_20_body"><text:tab/><text:tab/><text:bookmark text:name="docs-internal-guid-217eeaff-7fff-59df-07de-9f8b5c11a69d"/><text:span text:style-name="T3">Currently we don’t have sufficient knowledge to build the product. We  need to learn <text:tab/><text:tab/>Python , JavaFx, HTML , CSS , Javascript. </text:span></text:p>
      <text:p text:style-name="Text_20_body"><text:s/><text:tab/><text:span text:style-name="T21">5.3 Individual requirement</text:span></text:p>
      <text:p text:style-name="Text_20_body"/>
      <text:p text:style-name="Text_20_body"><text:tab/><text:tab/><text:bookmark text:name="docs-internal-guid-06d7424d-7fff-a081-1bdd-de4d37def617"/><text:span text:style-name="T5">Users will be able to input function (implicit or explicit) .</text:span></text:p>
      <text:list xml:id="list2218279884" text:style-name="L2">
        <text:list-item>
          <text:p text:style-name="P11"><text:span text:style-name="T5">Users can set different color for graphs of different functions.</text:span></text:p>
        </text:list-item>
        <text:list-item>
          <text:p text:style-name="P9">Users can get the intersection points of two or more graphs.</text:p>
        </text:list-item>
        <text:list-item>
          <text:p text:style-name="P11"><text:span text:style-name="T5">Users can input parametric functions or vector valued functions.</text:span></text:p>
        </text:list-item>
      </text:list>
      <text:h text:style-name="P13" text:outline-level="2">6. Conclusion</text:h>
      <text:p text:style-name="Text_20_body"/>
      <text:p text:style-name="P5"><text:span text:style-name="T1"><text:tab/></text:span><text:bookmark text:name="docs-internal-guid-263b4af5-7fff-008b-c2bb-3772cfbf4fc9"/><text:span text:style-name="T3">This product will be used for scientific and educational purposes.</text:span></text:p>
      <text:p text:style-name="Text_20_body"/>
      <text:p text:style-name="Text_20_body"><text:soft-page-break/></text:p>
      <text:p text:style-name="Text_20_body"/>
      <text:p text:style-name="P4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21:00:35.171186578</meta:creation-date>
    <dc:date>2019-01-27T21:55:13.864896206</dc:date>
    <meta:editing-duration>PT32M17S</meta:editing-duration>
    <meta:editing-cycles>3</meta:editing-cycles>
    <meta:generator>LibreOffice/6.1.4.2$Linux_X86_64 LibreOffice_project/edc26d7faf41e406360d34efe1e39fe03035f7b0</meta:generator>
    <meta:document-statistic meta:table-count="0" meta:image-count="0" meta:object-count="0" meta:page-count="4" meta:paragraph-count="49" meta:word-count="438" meta:character-count="2759" meta:non-whitespace-character-count="2289"/>
  </office:meta>
</office:document-meta>
</file>